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3.0693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3.4984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3.4228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1744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his list contains many VR titles which are *not* whitelisted or native (so you will not get support from Valve or the game developers) but were confirmed to work well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was created because ProtonDB does not have a way to filter for only "VR Supported" or "VR Only" gam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weaks may be required, and updates may change how well it works with Proton, so be sure to read the latest reviews on ProtonDB.</text:p>
          </table:table-cell>
          <table:table-cell table:number-columns-repeated="4"/>
          <table:table-cell>
            <office:annotation office:display="true" draw:style-name="gr1" draw:text-style-name="P2" svg:width="1.1413in" svg:height="0.7083in" svg:x="11.8764in" svg:y="0.711in" draw:caption-point-x="-0.2402in" draw:caption-point-y="0.0039in">
              <dc:date>2022-05-15T00:00:00</dc:date>
              <text:p text:style-name="P1"><text:span text:style-name="T1">Save CSV with field and string delimiters blank</text:span></text:p>
            </office:annotation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 Fisherman's Ta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93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93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an's Call: Act 1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1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1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counting+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27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27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irca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33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ny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57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57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pex Constru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40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40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rizona Sunsh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42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42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44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442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<text:s/>- [Try alt launcher](https://gitlab.com/vr-on-linux/VR-on-Linux/-/issues/16)</text:p>
          </table:table-cell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 Competizio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055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055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TC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2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lade &amp; Sorcer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297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297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nework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23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23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rderlands 2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1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1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X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419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419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udget Cut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09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09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5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5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smic Tr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7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7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risis VRigad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39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39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USTOM ORDER MAID 3D2 It's a Night Magic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7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758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yube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9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9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anger Roo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2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2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33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336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own the Rabbit Ho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215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215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uck Seas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3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35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even Table Tenni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83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83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ite Dangerou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9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93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allout 4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80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80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: Pilot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14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14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ve Nights at Freddy's: Help Wan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2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2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loor Plan: Hands-On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ruit Ninja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67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67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al*Gun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6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ellblade: Senua's Sacrifice VR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7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73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me - A VR Spacewalk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t Dogs, Horseshoes &amp; Hand Grenad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05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05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 Expect You To D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4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4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n Deat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054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054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et Is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ob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482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482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ust In Time Incorpora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20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20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nage Chronicl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tKraf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6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63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azerbai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9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9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unar Fl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086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086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ini Motor Racing 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3039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3039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464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464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SI Electric City: Core Assaul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1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No Man's Sk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758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758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hShap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81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peration Warcade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rbusVR: Reb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6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6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PER FIRE ROOK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87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vlov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5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5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yday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1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186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hasmophobi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9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9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istol Wh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98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98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olyDo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3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3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ject CARS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78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788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ZE: Prologu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25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sychonauts in the Rhombus of Rui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8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8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acket: N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0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0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66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66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out: Enhanced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77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77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ick and Morty: Virtual Rick-alit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9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96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PG Merchan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92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92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opwith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8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8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Eng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4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46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 Pirate Train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18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186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rint Vec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0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0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tar Trek: Bridge Crew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7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7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bnautic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www.epicgames.com/store/en-US/p/subnautica</text:p>
          </table:table-cell>
          <table:table-cell office:value-type="string" calcext:value-type="string">
            <text:p>) - [Instructions](</text:p>
          </table:table-cell>
          <table:table-cell office:value-type="string" calcext:value-type="string">
            <text:p>https://gitlab.com/vr-on-linux/VR-on-Linux/-/issues/1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PERHOT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7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7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ynth Rid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85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85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abletop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86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861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Art of Fight | 4vs4 Fast-Paced FP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1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1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Elder Scrolls V: Skyri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Invisible Hou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25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anger: Lost Trib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oom VR: A Dark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043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043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Solus Proje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3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3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Thrill of the Fight - VR Box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94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94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Walking Dead: Saints &amp; Sinn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68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68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Blu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1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1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64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64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ilt Brus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71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71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O THE TO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9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9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359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359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ickster VR: Co-op Dungeon Crawl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Until You Fall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8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8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cation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26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26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nishing Realm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27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27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Dungeon Kn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66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668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INTERACTIVE TRAILER: Run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709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709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Paradise (sexual content)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968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968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Regatta - The Sailing Ga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8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8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The Diner Duo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0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0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Cha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3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38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TOL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679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679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estworld Awaken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33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333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indland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3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3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Zero Caliber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772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772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*VR Supported title, not VR Only. Most reviews likely do not reflect VR performance.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6:47:06.944546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06.104435718</meta:creation-date>
    <dc:date>2022-05-15T17:49:55.985159732</dc:date>
    <meta:editing-duration>PT2H22M25S</meta:editing-duration>
    <meta:editing-cycles>19</meta:editing-cycles>
    <meta:generator>LibreOffice/7.3.3.2$Linux_X86_64 LibreOffice_project/30$Build-2</meta:generator>
    <meta:document-statistic meta:table-count="1" meta:cell-count="752" meta:object-count="0"/>
  </office:meta>
</office:document-meta>
</file>